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justify" style:justify-single-word="false"/>
      <style:text-properties officeooo:rsid="0006402c" officeooo:paragraph-rsid="0006402c"/>
    </style:style>
    <style:style style:name="P2" style:family="paragraph" style:parent-style-name="Heading_20_1">
      <style:paragraph-properties fo:text-align="justify" style:justify-single-word="false" fo:padding="0.049cm" fo:border="0.06pt solid #e3e3e3"/>
    </style:style>
    <style:style style:name="P3" style:family="paragraph" style:parent-style-name="Heading_20_2">
      <style:paragraph-properties fo:text-align="justify" style:justify-single-word="false" fo:padding="0.049cm" fo:border="0.06pt solid #e3e3e3"/>
    </style:style>
    <style:style style:name="P4" style:family="paragraph" style:parent-style-name="Heading_20_3">
      <style:paragraph-properties fo:text-align="justify" style:justify-single-word="false" fo:padding="0.049cm" fo:border="0.06pt solid #e3e3e3"/>
    </style:style>
    <style:style style:name="P5" style:family="paragraph" style:parent-style-name="Heading_20_4">
      <style:paragraph-properties fo:text-align="justify" style:justify-single-word="false" fo:padding="0.049cm" fo:border="0.06pt solid #e3e3e3"/>
    </style:style>
    <style:style style:name="P6" style:family="paragraph" style:parent-style-name="Preformatted_20_Text">
      <style:paragraph-properties fo:margin-top="0cm" fo:margin-bottom="0.499cm" loext:contextual-spacing="false" fo:text-align="justify" style:justify-single-word="false" fo:padding="0.049cm" fo:border="0.06pt solid #e3e3e3" style:writing-mode="lr-tb"/>
    </style:style>
    <style:style style:name="P7" style:family="paragraph" style:parent-style-name="Preformatted_20_Text">
      <style:paragraph-properties fo:text-align="justify" style:justify-single-word="false" fo:padding="0.049cm" fo:border="0.06pt solid #e3e3e3"/>
      <style:text-properties loext:padding="0.049cm" loext:border="0.06pt solid #e3e3e3"/>
    </style:style>
    <style:style style:name="P8" style:family="paragraph" style:parent-style-name="Preformatted_20_Text">
      <style:paragraph-properties fo:text-align="justify" style:justify-single-word="false" fo:padding="0.049cm" fo:border="0.06pt solid #e3e3e3" style:writing-mode="lr-tb"/>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fo:padding="0.049cm" fo:border="0.06pt solid #e3e3e3"/>
    </style:style>
    <style:style style:name="P11" style:family="paragraph" style:parent-style-name="Text_20_body" style:list-style-name="L1">
      <style:paragraph-properties fo:text-align="justify" style:justify-single-word="false" fo:padding="0.049cm" fo:border="0.06pt solid #e3e3e3"/>
    </style:style>
    <style:style style:name="P12" style:family="paragraph" style:parent-style-name="Text_20_body" style:list-style-name="L2">
      <style:paragraph-properties fo:text-align="justify" style:justify-single-word="false" fo:padding="0.049cm" fo:border="0.06pt solid #e3e3e3"/>
    </style:style>
    <style:style style:name="P13" style:family="paragraph" style:parent-style-name="Text_20_body" style:list-style-name="L3">
      <style:paragraph-properties fo:text-align="justify" style:justify-single-word="false" fo:padding="0.049cm" fo:border="0.06pt solid #e3e3e3"/>
    </style:style>
    <style:style style:name="P14" style:family="paragraph" style:parent-style-name="Text_20_body" style:list-style-name="L4">
      <style:paragraph-properties fo:text-align="justify" style:justify-single-word="false" fo:padding="0.049cm" fo:border="0.06pt solid #e3e3e3"/>
    </style:style>
    <style:style style:name="P15" style:family="paragraph" style:parent-style-name="Text_20_body" style:list-style-name="L5">
      <style:paragraph-properties fo:text-align="justify" style:justify-single-word="false" fo:padding="0.049cm" fo:border="0.06pt solid #e3e3e3"/>
    </style:style>
    <style:style style:name="P16" style:family="paragraph" style:parent-style-name="Text_20_body" style:list-style-name="L6">
      <style:paragraph-properties fo:text-align="justify" style:justify-single-word="false" fo:padding="0.049cm" fo:border="0.06pt solid #e3e3e3"/>
    </style:style>
    <style:style style:name="P17" style:family="paragraph" style:parent-style-name="Text_20_body" style:list-style-name="L7">
      <style:paragraph-properties fo:text-align="justify" style:justify-single-word="false" fo:padding="0.049cm" fo:border="0.06pt solid #e3e3e3"/>
    </style:style>
    <style:style style:name="P18" style:family="paragraph" style:parent-style-name="Text_20_body" style:list-style-name="L8">
      <style:paragraph-properties fo:text-align="justify" style:justify-single-word="false" fo:padding="0.049cm" fo:border="0.06pt solid #e3e3e3"/>
    </style:style>
    <style:style style:name="P19" style:family="paragraph" style:parent-style-name="Text_20_body" style:list-style-name="L9">
      <style:paragraph-properties fo:text-align="justify" style:justify-single-word="false" fo:padding="0.049cm" fo:border="0.06pt solid #e3e3e3"/>
    </style:style>
    <style:style style:name="P20" style:family="paragraph" style:parent-style-name="Text_20_body" style:list-style-name="L10">
      <style:paragraph-properties fo:text-align="justify" style:justify-single-word="false" fo:padding="0.049cm" fo:border="0.06pt solid #e3e3e3"/>
    </style:style>
    <style:style style:name="P21" style:family="paragraph" style:parent-style-name="Text_20_body" style:list-style-name="L1">
      <style:paragraph-properties fo:margin-top="0cm" fo:margin-bottom="0cm" loext:contextual-spacing="false" fo:text-align="justify" style:justify-single-word="false" fo:padding="0.049cm" fo:border="0.06pt solid #e3e3e3"/>
    </style:style>
    <style:style style:name="P22" style:family="paragraph" style:parent-style-name="Text_20_body" style:list-style-name="L2">
      <style:paragraph-properties fo:margin-top="0cm" fo:margin-bottom="0cm" loext:contextual-spacing="false" fo:text-align="justify" style:justify-single-word="false" fo:padding="0.049cm" fo:border="0.06pt solid #e3e3e3"/>
    </style:style>
    <style:style style:name="P23" style:family="paragraph" style:parent-style-name="Text_20_body" style:list-style-name="L3">
      <style:paragraph-properties fo:margin-top="0cm" fo:margin-bottom="0cm" loext:contextual-spacing="false" fo:text-align="justify" style:justify-single-word="false" fo:padding="0.049cm" fo:border="0.06pt solid #e3e3e3"/>
    </style:style>
    <style:style style:name="P24" style:family="paragraph" style:parent-style-name="Text_20_body" style:list-style-name="L4">
      <style:paragraph-properties fo:margin-top="0cm" fo:margin-bottom="0cm" loext:contextual-spacing="false" fo:text-align="justify" style:justify-single-word="false" fo:padding="0.049cm" fo:border="0.06pt solid #e3e3e3"/>
    </style:style>
    <style:style style:name="P25" style:family="paragraph" style:parent-style-name="Text_20_body" style:list-style-name="L5">
      <style:paragraph-properties fo:margin-top="0cm" fo:margin-bottom="0cm" loext:contextual-spacing="false" fo:text-align="justify" style:justify-single-word="false" fo:padding="0.049cm" fo:border="0.06pt solid #e3e3e3"/>
    </style:style>
    <style:style style:name="P26" style:family="paragraph" style:parent-style-name="Text_20_body" style:list-style-name="L6">
      <style:paragraph-properties fo:margin-top="0cm" fo:margin-bottom="0cm" loext:contextual-spacing="false" fo:text-align="justify" style:justify-single-word="false" fo:padding="0.049cm" fo:border="0.06pt solid #e3e3e3"/>
    </style:style>
    <style:style style:name="P27" style:family="paragraph" style:parent-style-name="Text_20_body" style:list-style-name="L7">
      <style:paragraph-properties fo:margin-top="0cm" fo:margin-bottom="0cm" loext:contextual-spacing="false" fo:text-align="justify" style:justify-single-word="false" fo:padding="0.049cm" fo:border="0.06pt solid #e3e3e3"/>
    </style:style>
    <style:style style:name="P28" style:family="paragraph" style:parent-style-name="Text_20_body" style:list-style-name="L8">
      <style:paragraph-properties fo:margin-top="0cm" fo:margin-bottom="0cm" loext:contextual-spacing="false" fo:text-align="justify" style:justify-single-word="false" fo:padding="0.049cm" fo:border="0.06pt solid #e3e3e3"/>
    </style:style>
    <style:style style:name="P29" style:family="paragraph" style:parent-style-name="Text_20_body" style:list-style-name="L9">
      <style:paragraph-properties fo:margin-top="0cm" fo:margin-bottom="0cm" loext:contextual-spacing="false" fo:text-align="justify" style:justify-single-word="false" fo:padding="0.049cm" fo:border="0.06pt solid #e3e3e3"/>
    </style:style>
    <style:style style:name="P30" style:family="paragraph" style:parent-style-name="Text_20_body" style:list-style-name="L10">
      <style:paragraph-properties fo:margin-top="0cm" fo:margin-bottom="0cm" loext:contextual-spacing="false" fo:text-align="justify" style:justify-single-word="false" fo:padding="0.049cm" fo:border="0.06pt solid #e3e3e3"/>
    </style:style>
    <style:style style:name="T1" style:family="text">
      <style:text-properties loext:padding="0.049cm" loext:border="0.06pt solid #e3e3e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ython Functions: A Comprehensive Guide</text:h>
      <text:h text:style-name="P3" text:outline-level="2">Introduction to Functions</text:h>
      <text:p text:style-name="P10">A function is a block of code designed to perform a specific task. Functions help in dividing complex problems into smaller, manageable chunks, making programs easier to understand and reuse.</text:p>
      <text:h text:style-name="P4" text:outline-level="3">Creating a Function</text:h>
      <text:p text:style-name="P10">Let's start by creating a simple function.</text:p>
      <text:p text:style-name="P7">python</text:p>
      <text:p text:style-name="P7">Copy code</text:p>
      <text:p text:style-name="P8"><text:span text:style-name="Source_20_Text"><text:span text:style-name="T1">def greet():</text:span></text:span></text:p>
      <text:p text:style-name="P6"><text:span text:style-name="Source_20_Text"><text:span text:style-name="T1"><text:s text:c="4"/>print('Hello World!')</text:span></text:span></text:p>
      <text:p text:style-name="P10">In this example:</text:p>
      <text:list xml:id="list2071558611" text:style-name="L1">
        <text:list-item>
          <text:p text:style-name="P21"><text:span text:style-name="Source_20_Text"><text:span text:style-name="T1">def</text:span></text:span> is the keyword used to define a function.</text:p>
        </text:list-item>
        <text:list-item>
          <text:p text:style-name="P21"><text:span text:style-name="Source_20_Text"><text:span text:style-name="T1">greet()</text:span></text:span> is the function name.</text:p>
        </text:list-item>
        <text:list-item>
          <text:p text:style-name="P11">The code inside the function (<text:span text:style-name="Source_20_Text"><text:span text:style-name="T1">print('Hello World!')</text:span></text:span>) is indented, indicating it's part of the function body.</text:p>
        </text:list-item>
      </text:list>
      <text:h text:style-name="P4" text:outline-level="3">Calling a Function</text:h>
      <text:p text:style-name="P10">Defining a function does not execute it. To run the function, you need to call it.</text:p>
      <text:p text:style-name="P7">python</text:p>
      <text:p text:style-name="P7">Copy code</text:p>
      <text:p text:style-name="P8"><text:span text:style-name="Source_20_Text"><text:span text:style-name="T1">def greet():</text:span></text:span></text:p>
      <text:p text:style-name="P8"><text:span text:style-name="Source_20_Text"><text:span text:style-name="T1"><text:s text:c="4"/>print('Hello World!')</text:span></text:span></text:p>
      <text:p text:style-name="P8"/>
      <text:p text:style-name="P8"><text:span text:style-name="Source_20_Text"><text:span text:style-name="T1"># Call the function</text:span></text:span></text:p>
      <text:p text:style-name="P6"><text:span text:style-name="Source_20_Text"><text:span text:style-name="T1">greet()</text:span></text:span></text:p>
      <text:p text:style-name="P10">Output:</text:p>
      <text:p text:style-name="P7">bash</text:p>
      <text:p text:style-name="P7">Copy code</text:p>
      <text:p text:style-name="P8"><text:span text:style-name="Source_20_Text"><text:span text:style-name="T1">Hello World!</text:span></text:span></text:p>
      <text:p text:style-name="P6"><text:span text:style-name="Source_20_Text"><text:span text:style-name="T1">Outside function</text:span></text:span></text:p>
      <text:h text:style-name="P4" text:outline-level="3">Function Arguments</text:h>
      <text:p text:style-name="P10">Arguments are inputs provided to functions to make them more dynamic and reusable.</text:p>
      <text:p text:style-name="P7">python</text:p>
      <text:p text:style-name="P7">Copy code</text:p>
      <text:p text:style-name="P8"><text:span text:style-name="Source_20_Text"><text:span text:style-name="T1">def greet(name):</text:span></text:span></text:p>
      <text:p text:style-name="P8"><text:span text:style-name="Source_20_Text"><text:span text:style-name="T1"><text:s text:c="4"/>print("Hello", name)</text:span></text:span></text:p>
      <text:p text:style-name="P8"><text:soft-page-break/></text:p>
      <text:p text:style-name="P8"><text:span text:style-name="Source_20_Text"><text:span text:style-name="T1"># Pass argument</text:span></text:span></text:p>
      <text:p text:style-name="P6"><text:span text:style-name="Source_20_Text"><text:span text:style-name="T1">greet("John")</text:span></text:span></text:p>
      <text:p text:style-name="P10">Output:</text:p>
      <text:p text:style-name="P7">Copy code</text:p>
      <text:p text:style-name="P6"><text:span text:style-name="Source_20_Text"><text:span text:style-name="T1">Hello John</text:span></text:span></text:p>
      <text:p text:style-name="P10">You can call the function with different arguments:</text:p>
      <text:p text:style-name="P7">python</text:p>
      <text:p text:style-name="P7">Copy code</text:p>
      <text:p text:style-name="P6"><text:span text:style-name="Source_20_Text"><text:span text:style-name="T1">greet("David")</text:span></text:span></text:p>
      <text:p text:style-name="P10">Output:</text:p>
      <text:p text:style-name="P7">Copy code</text:p>
      <text:p text:style-name="P6"><text:span text:style-name="Source_20_Text"><text:span text:style-name="T1">Hello David</text:span></text:span></text:p>
      <text:h text:style-name="P4" text:outline-level="3">Example: Function to Add Two Numbers</text:h>
      <text:p text:style-name="P7">python</text:p>
      <text:p text:style-name="P7">Copy code</text:p>
      <text:p text:style-name="P8"><text:span text:style-name="Source_20_Text"><text:span text:style-name="T1">def add_numbers(num1, num2):</text:span></text:span></text:p>
      <text:p text:style-name="P8"><text:span text:style-name="Source_20_Text"><text:span text:style-name="T1"><text:s text:c="4"/>sum = num1 + num2</text:span></text:span></text:p>
      <text:p text:style-name="P8"><text:span text:style-name="Source_20_Text"><text:span text:style-name="T1"><text:s text:c="4"/>print("Sum:", sum)</text:span></text:span></text:p>
      <text:p text:style-name="P8"/>
      <text:p text:style-name="P8"><text:span text:style-name="Source_20_Text"><text:span text:style-name="T1"># Function call with two values</text:span></text:span></text:p>
      <text:p text:style-name="P6"><text:span text:style-name="Source_20_Text"><text:span text:style-name="T1">add_numbers(5, 4)</text:span></text:span></text:p>
      <text:p text:style-name="P10">Output:</text:p>
      <text:p text:style-name="P7">makefile</text:p>
      <text:p text:style-name="P7">Copy code</text:p>
      <text:p text:style-name="P6"><text:span text:style-name="Source_20_Text"><text:span text:style-name="T1">Sum: 9</text:span></text:span></text:p>
      <text:h text:style-name="P4" text:outline-level="3">The <text:span text:style-name="Source_20_Text"><text:span text:style-name="T1">return</text:span></text:span> Statement</text:h>
      <text:p text:style-name="P10">Functions can return values using the <text:span text:style-name="Source_20_Text"><text:span text:style-name="T1">return</text:span></text:span> statement.</text:p>
      <text:p text:style-name="P7">python</text:p>
      <text:p text:style-name="P7">Copy code</text:p>
      <text:p text:style-name="P8"><text:span text:style-name="Source_20_Text"><text:span text:style-name="T1">def find_square(num):</text:span></text:span></text:p>
      <text:p text:style-name="P8"><text:span text:style-name="Source_20_Text"><text:span text:style-name="T1"><text:s text:c="4"/>result = num * num</text:span></text:span></text:p>
      <text:p text:style-name="P8"><text:span text:style-name="Source_20_Text"><text:span text:style-name="T1"><text:s text:c="4"/>return result</text:span></text:span></text:p>
      <text:p text:style-name="P8"/>
      <text:p text:style-name="P8"><text:span text:style-name="Source_20_Text"><text:span text:style-name="T1"># Function call</text:span></text:span></text:p>
      <text:p text:style-name="P8"><text:span text:style-name="Source_20_Text"><text:span text:style-name="T1">square = find_square(3)</text:span></text:span></text:p>
      <text:p text:style-name="P6"><text:span text:style-name="Source_20_Text"><text:span text:style-name="T1">print('Square:', square)</text:span></text:span></text:p>
      <text:p text:style-name="P10">Output:</text:p>
      <text:p text:style-name="P7"><text:soft-page-break/>makefile</text:p>
      <text:p text:style-name="P7">Copy code</text:p>
      <text:p text:style-name="P6"><text:span text:style-name="Source_20_Text"><text:span text:style-name="T1">Square: 9</text:span></text:span></text:p>
      <text:p text:style-name="P10">The <text:span text:style-name="Source_20_Text"><text:span text:style-name="T1">return</text:span></text:span> statement signifies the end of the function. Any code after <text:span text:style-name="Source_20_Text"><text:span text:style-name="T1">return</text:span></text:span> is not executed.</text:p>
      <text:h text:style-name="P4" text:outline-level="3">The <text:span text:style-name="Source_20_Text"><text:span text:style-name="T1">pass</text:span></text:span> Statement</text:h>
      <text:p text:style-name="P10">The <text:span text:style-name="Source_20_Text"><text:span text:style-name="T1">pass</text:span></text:span> statement serves as a placeholder for future code, allowing the function to be defined without an immediate implementation.</text:p>
      <text:p text:style-name="P7">python</text:p>
      <text:p text:style-name="P7">Copy code</text:p>
      <text:p text:style-name="P8"><text:span text:style-name="Source_20_Text"><text:span text:style-name="T1">def future_function():</text:span></text:span></text:p>
      <text:p text:style-name="P8"><text:span text:style-name="Source_20_Text"><text:span text:style-name="T1"><text:s text:c="4"/>pass</text:span></text:span></text:p>
      <text:p text:style-name="P8"/>
      <text:p text:style-name="P8"><text:span text:style-name="Source_20_Text"><text:span text:style-name="T1"># This will execute without any action or error</text:span></text:span></text:p>
      <text:p text:style-name="P6"><text:span text:style-name="Source_20_Text"><text:span text:style-name="T1">future_function()</text:span></text:span></text:p>
      <text:h text:style-name="P3" text:outline-level="2">Python Library Functions</text:h>
      <text:p text:style-name="P10">Python provides many built-in functions that can be used directly in programs without defining them. Some common built-in functions include:</text:p>
      <text:list xml:id="list703552549" text:style-name="L2">
        <text:list-item>
          <text:p text:style-name="P22"><text:span text:style-name="Source_20_Text"><text:span text:style-name="T1">print()</text:span></text:span>: Prints the string inside the quotation marks.</text:p>
        </text:list-item>
        <text:list-item>
          <text:p text:style-name="P22"><text:span text:style-name="Source_20_Text"><text:span text:style-name="T1">sqrt()</text:span></text:span>: Returns the square root of a number (from the <text:span text:style-name="Source_20_Text"><text:span text:style-name="T1">math</text:span></text:span> module).</text:p>
        </text:list-item>
        <text:list-item>
          <text:p text:style-name="P12"><text:span text:style-name="Source_20_Text"><text:span text:style-name="T1">pow()</text:span></text:span>: Returns the power of a number.</text:p>
        </text:list-item>
      </text:list>
      <text:h text:style-name="P4" text:outline-level="3">Example: Using Library Functions</text:h>
      <text:p text:style-name="P10">To use functions from a module, you need to import the module.</text:p>
      <text:p text:style-name="P7">python</text:p>
      <text:p text:style-name="P7">Copy code</text:p>
      <text:p text:style-name="P8"><text:span text:style-name="Source_20_Text"><text:span text:style-name="T1">import math</text:span></text:span></text:p>
      <text:p text:style-name="P8"/>
      <text:p text:style-name="P8"><text:span text:style-name="Source_20_Text"><text:span text:style-name="T1"># sqrt computes the square root</text:span></text:span></text:p>
      <text:p text:style-name="P8"><text:span text:style-name="Source_20_Text"><text:span text:style-name="T1">square_root = math.sqrt(4)</text:span></text:span></text:p>
      <text:p text:style-name="P8"><text:span text:style-name="Source_20_Text"><text:span text:style-name="T1">print("Square Root of 4 is", square_root)</text:span></text:span></text:p>
      <text:p text:style-name="P8"/>
      <text:p text:style-name="P8"><text:span text:style-name="Source_20_Text"><text:span text:style-name="T1"># pow() computes the power</text:span></text:span></text:p>
      <text:p text:style-name="P8"><text:span text:style-name="Source_20_Text"><text:span text:style-name="T1">power = pow(2, 3)</text:span></text:span></text:p>
      <text:p text:style-name="P6"><text:span text:style-name="Source_20_Text"><text:span text:style-name="T1">print("2 to the power 3 is", power)</text:span></text:span></text:p>
      <text:p text:style-name="P10">Output:</text:p>
      <text:p text:style-name="P7">vbnet</text:p>
      <text:p text:style-name="P7">Copy code</text:p>
      <text:p text:style-name="P8"><text:span text:style-name="Source_20_Text"><text:span text:style-name="T1">Square Root of 4 is 2.0</text:span></text:span></text:p>
      <text:p text:style-name="P6"><text:span text:style-name="Source_20_Text"><text:span text:style-name="T1">2 to the power 3 is 8</text:span></text:span></text:p>
      <text:p text:style-name="P10"><text:soft-page-break/>In this example, we imported the <text:span text:style-name="Source_20_Text"><text:span text:style-name="T1">math</text:span></text:span> module to use the <text:span text:style-name="Source_20_Text"><text:span text:style-name="T1">sqrt()</text:span></text:span> function.</text:p>
      <text:h text:style-name="P3" text:outline-level="2">Summary</text:h>
      <text:p text:style-name="P10">Functions in Python allow you to structure your code in reusable blocks. Key points to remember:</text:p>
      <text:list xml:id="list423396001" text:style-name="L3">
        <text:list-item>
          <text:p text:style-name="P23"><text:span text:style-name="Strong_20_Emphasis"><text:span text:style-name="T1">Creating Functions</text:span></text:span>: Use <text:span text:style-name="Source_20_Text"><text:span text:style-name="T1">def</text:span></text:span> followed by the function name and parentheses.</text:p>
        </text:list-item>
        <text:list-item>
          <text:p text:style-name="P23"><text:span text:style-name="Strong_20_Emphasis"><text:span text:style-name="T1">Calling Functions</text:span></text:span>: Simply use the function name followed by parentheses.</text:p>
        </text:list-item>
        <text:list-item>
          <text:p text:style-name="P23"><text:span text:style-name="Strong_20_Emphasis"><text:span text:style-name="T1">Arguments</text:span></text:span>: Functions can take arguments to process different inputs.</text:p>
        </text:list-item>
        <text:list-item>
          <text:p text:style-name="P23"><text:span text:style-name="Strong_20_Emphasis"><text:span text:style-name="T1">Return Statement</text:span></text:span>: Use <text:span text:style-name="Source_20_Text"><text:span text:style-name="T1">return</text:span></text:span> to send a value back to the caller.</text:p>
        </text:list-item>
        <text:list-item>
          <text:p text:style-name="P13"><text:span text:style-name="Strong_20_Emphasis"><text:span text:style-name="T1">Built-in Functions</text:span></text:span>: Python provides many built-in functions and modules for various tasks.</text:p>
        </text:list-item>
      </text:list>
      <text:p text:style-name="P9"><text:line-break/>Python Function Arguments</text:p>
      <text:p text:style-name="P10">In computer programming, an argument is a value that is passed to a function when it is called. Python functions can accept various types of arguments to perform tasks. This guide will explain the different types of function arguments in Python and how to use them.</text:p>
      <text:h text:style-name="P3" text:outline-level="2">Basic Function Arguments</text:h>
      <text:h text:style-name="P4" text:outline-level="3">Example 1: Basic Function with Arguments</text:h>
      <text:p text:style-name="P7">python</text:p>
      <text:p text:style-name="P7">Copy code</text:p>
      <text:p text:style-name="P8"><text:span text:style-name="Source_20_Text"><text:span text:style-name="T1">def add_numbers(a, b):</text:span></text:span></text:p>
      <text:p text:style-name="P8"><text:span text:style-name="Source_20_Text"><text:span text:style-name="T1"><text:s text:c="4"/>sum = a + b</text:span></text:span></text:p>
      <text:p text:style-name="P8"><text:span text:style-name="Source_20_Text"><text:span text:style-name="T1"><text:s text:c="4"/>print('Sum:', sum)</text:span></text:span></text:p>
      <text:p text:style-name="P8"/>
      <text:p text:style-name="P6"><text:span text:style-name="Source_20_Text"><text:span text:style-name="T1">add_numbers(2, 3)</text:span></text:span></text:p>
      <text:p text:style-name="P10">Output:</text:p>
      <text:p text:style-name="P7">makefile</text:p>
      <text:p text:style-name="P7">Copy code</text:p>
      <text:p text:style-name="P6"><text:span text:style-name="Source_20_Text"><text:span text:style-name="T1">Sum: 5</text:span></text:span></text:p>
      <text:p text:style-name="P10">In the above example, the function <text:span text:style-name="Source_20_Text"><text:span text:style-name="T1">add_numbers()</text:span></text:span> takes two parameters <text:span text:style-name="Source_20_Text"><text:span text:style-name="T1">a</text:span></text:span> and <text:span text:style-name="Source_20_Text"><text:span text:style-name="T1">b</text:span></text:span>. When the function is called with <text:span text:style-name="Source_20_Text"><text:span text:style-name="T1">add_numbers(2, 3)</text:span></text:span>, the values 2 and 3 are passed to the parameters <text:span text:style-name="Source_20_Text"><text:span text:style-name="T1">a</text:span></text:span> and <text:span text:style-name="Source_20_Text"><text:span text:style-name="T1">b</text:span></text:span> respectively.</text:p>
      <text:h text:style-name="P3" text:outline-level="2">Function Arguments with Default Values</text:h>
      <text:p text:style-name="P10">You can provide default values to function arguments using the <text:span text:style-name="Source_20_Text"><text:span text:style-name="T1">=</text:span></text:span> operator. This allows the function to be called with fewer arguments than defined.</text:p>
      <text:h text:style-name="P4" text:outline-level="3">Example 2: Function with Default Values</text:h>
      <text:p text:style-name="P7">python</text:p>
      <text:p text:style-name="P7"><text:soft-page-break/>Copy code</text:p>
      <text:p text:style-name="P8"><text:span text:style-name="Source_20_Text"><text:span text:style-name="T1">def add_numbers(a = 7, b = 8):</text:span></text:span></text:p>
      <text:p text:style-name="P8"><text:span text:style-name="Source_20_Text"><text:span text:style-name="T1"><text:s text:c="4"/>sum = a + b</text:span></text:span></text:p>
      <text:p text:style-name="P8"><text:span text:style-name="Source_20_Text"><text:span text:style-name="T1"><text:s text:c="4"/>print('Sum:', sum)</text:span></text:span></text:p>
      <text:p text:style-name="P8"/>
      <text:p text:style-name="P8"><text:span text:style-name="Source_20_Text"><text:span text:style-name="T1"># Function call with two arguments</text:span></text:span></text:p>
      <text:p text:style-name="P8"><text:span text:style-name="Source_20_Text"><text:span text:style-name="T1">add_numbers(2, 3)</text:span></text:span></text:p>
      <text:p text:style-name="P8"/>
      <text:p text:style-name="P8"><text:span text:style-name="Source_20_Text"><text:span text:style-name="T1"># Function call with one argument</text:span></text:span></text:p>
      <text:p text:style-name="P8"><text:span text:style-name="Source_20_Text"><text:span text:style-name="T1">add_numbers(a = 2)</text:span></text:span></text:p>
      <text:p text:style-name="P8"/>
      <text:p text:style-name="P8"><text:span text:style-name="Source_20_Text"><text:span text:style-name="T1"># Function call with no arguments</text:span></text:span></text:p>
      <text:p text:style-name="P6"><text:span text:style-name="Source_20_Text"><text:span text:style-name="T1">add_numbers()</text:span></text:span></text:p>
      <text:p text:style-name="P10">Output:</text:p>
      <text:p text:style-name="P7">makefile</text:p>
      <text:p text:style-name="P7">Copy code</text:p>
      <text:p text:style-name="P8"><text:span text:style-name="Source_20_Text"><text:span text:style-name="T1">Sum: 5</text:span></text:span></text:p>
      <text:p text:style-name="P8"><text:span text:style-name="Source_20_Text"><text:span text:style-name="T1">Sum: 10</text:span></text:span></text:p>
      <text:p text:style-name="P6"><text:span text:style-name="Source_20_Text"><text:span text:style-name="T1">Sum: 15</text:span></text:span></text:p>
      <text:p text:style-name="P10">Here’s how the program works:</text:p>
      <text:list xml:id="list1081830535" text:style-name="L4">
        <text:list-item>
          <text:p text:style-name="P24"><text:span text:style-name="Source_20_Text"><text:span text:style-name="T1">add_numbers(2, 3)</text:span></text:span>: Both values are passed, so these values are used.</text:p>
        </text:list-item>
        <text:list-item>
          <text:p text:style-name="P24"><text:span text:style-name="Source_20_Text"><text:span text:style-name="T1">add_numbers(2)</text:span></text:span>: Only one value is passed, so 2 is assigned to <text:span text:style-name="Source_20_Text"><text:span text:style-name="T1">a</text:span></text:span> and the default value 8 is used for <text:span text:style-name="Source_20_Text"><text:span text:style-name="T1">b</text:span></text:span>.</text:p>
        </text:list-item>
        <text:list-item>
          <text:p text:style-name="P14"><text:span text:style-name="Source_20_Text"><text:span text:style-name="T1">add_numbers()</text:span></text:span>: No values are passed, so the default values 7 and 8 are used for <text:span text:style-name="Source_20_Text"><text:span text:style-name="T1">a</text:span></text:span> and <text:span text:style-name="Source_20_Text"><text:span text:style-name="T1">b</text:span></text:span> respectively.</text:p>
        </text:list-item>
      </text:list>
      <text:h text:style-name="P3" text:outline-level="2">Keyword Arguments</text:h>
      <text:p text:style-name="P10">Keyword arguments are passed to a function by explicitly stating the parameter name, allowing the arguments to be passed in any order.</text:p>
      <text:h text:style-name="P4" text:outline-level="3">Example 3: Keyword Arguments</text:h>
      <text:p text:style-name="P7">python</text:p>
      <text:p text:style-name="P7">Copy code</text:p>
      <text:p text:style-name="P8"><text:span text:style-name="Source_20_Text"><text:span text:style-name="T1">def display_info(first_name, last_name):</text:span></text:span></text:p>
      <text:p text:style-name="P8"><text:span text:style-name="Source_20_Text"><text:span text:style-name="T1"><text:s text:c="4"/>print('First Name:', first_name)</text:span></text:span></text:p>
      <text:p text:style-name="P8"><text:span text:style-name="Source_20_Text"><text:span text:style-name="T1"><text:s text:c="4"/>print('Last Name:', last_name)</text:span></text:span></text:p>
      <text:p text:style-name="P8"/>
      <text:p text:style-name="P6"><text:span text:style-name="Source_20_Text"><text:span text:style-name="T1">display_info(last_name = 'Cartman', first_name = 'Eric')</text:span></text:span></text:p>
      <text:p text:style-name="P10">Output:</text:p>
      <text:p text:style-name="P7">mathematica</text:p>
      <text:p text:style-name="P7">Copy code</text:p>
      <text:p text:style-name="P8"><text:span text:style-name="Source_20_Text"><text:span text:style-name="T1">First Name: Eric</text:span></text:span></text:p>
      <text:p text:style-name="P6"><text:span text:style-name="Source_20_Text"><text:span text:style-name="T1">Last Name: Cartman</text:span></text:span></text:p>
      <text:p text:style-name="P10"><text:soft-page-break/>In the above example, the function <text:span text:style-name="Source_20_Text"><text:span text:style-name="T1">display_info()</text:span></text:span> is called with arguments using their parameter names. The order of arguments doesn’t matter because they are assigned based on the names provided.</text:p>
      <text:h text:style-name="P3" text:outline-level="2">Arbitrary Arguments</text:h>
      <text:p text:style-name="P10">When you don’t know in advance how many arguments will be passed to a function, you can use arbitrary arguments. This allows you to pass a variable number of arguments to the function.</text:p>
      <text:h text:style-name="P4" text:outline-level="3">Example 4: Arbitrary Arguments</text:h>
      <text:p text:style-name="P7">python</text:p>
      <text:p text:style-name="P7">Copy code</text:p>
      <text:p text:style-name="P8"><text:span text:style-name="Source_20_Text"><text:span text:style-name="T1"># Program to find the sum of multiple numbers</text:span></text:span></text:p>
      <text:p text:style-name="P8"/>
      <text:p text:style-name="P8"><text:span text:style-name="Source_20_Text"><text:span text:style-name="T1">def find_sum(*numbers):</text:span></text:span></text:p>
      <text:p text:style-name="P8"><text:span text:style-name="Source_20_Text"><text:span text:style-name="T1"><text:s text:c="4"/>result = 0</text:span></text:span></text:p>
      <text:p text:style-name="P8"><text:span text:style-name="Source_20_Text"><text:span text:style-name="T1"><text:s text:c="4"/>for num in numbers:</text:span></text:span></text:p>
      <text:p text:style-name="P8"><text:span text:style-name="Source_20_Text"><text:span text:style-name="T1"><text:s text:c="8"/>result += num</text:span></text:span></text:p>
      <text:p text:style-name="P8"><text:span text:style-name="Source_20_Text"><text:span text:style-name="T1"><text:s text:c="4"/>print("Sum = ", result)</text:span></text:span></text:p>
      <text:p text:style-name="P8"/>
      <text:p text:style-name="P8"><text:span text:style-name="Source_20_Text"><text:span text:style-name="T1"># Function call with 3 arguments</text:span></text:span></text:p>
      <text:p text:style-name="P8"><text:span text:style-name="Source_20_Text"><text:span text:style-name="T1">find_sum(1, 2, 3)</text:span></text:span></text:p>
      <text:p text:style-name="P8"/>
      <text:p text:style-name="P8"><text:span text:style-name="Source_20_Text"><text:span text:style-name="T1"># Function call with 2 arguments</text:span></text:span></text:p>
      <text:p text:style-name="P6"><text:span text:style-name="Source_20_Text"><text:span text:style-name="T1">find_sum(4, 9)</text:span></text:span></text:p>
      <text:p text:style-name="P10">Output:</text:p>
      <text:p text:style-name="P7">makefile</text:p>
      <text:p text:style-name="P7">Copy code</text:p>
      <text:p text:style-name="P8"><text:span text:style-name="Source_20_Text"><text:span text:style-name="T1">Sum = 6</text:span></text:span></text:p>
      <text:p text:style-name="P6"><text:span text:style-name="Source_20_Text"><text:span text:style-name="T1">Sum = 13</text:span></text:span></text:p>
      <text:p text:style-name="P10">In the above example, the function <text:span text:style-name="Source_20_Text"><text:span text:style-name="T1">find_sum()</text:span></text:span> accepts an arbitrary number of arguments using <text:span text:style-name="Source_20_Text"><text:span text:style-name="T1">*numbers</text:span></text:span>. The function can then iterate over the arguments and perform operations on them. The function calls <text:span text:style-name="Source_20_Text"><text:span text:style-name="T1">find_sum(1, 2, 3)</text:span></text:span> and <text:span text:style-name="Source_20_Text"><text:span text:style-name="T1">find_sum(4, 9)</text:span></text:span> demonstrate that the function can handle different numbers of arguments.</text:p>
      <text:h text:style-name="P3" text:outline-level="2">Summary</text:h>
      <text:list xml:id="list1887955794" text:style-name="L5">
        <text:list-item>
          <text:p text:style-name="P25"><text:span text:style-name="Strong_20_Emphasis"><text:span text:style-name="T1">Basic Function Arguments</text:span></text:span>: Functions can accept specific parameters to perform tasks.</text:p>
        </text:list-item>
        <text:list-item>
          <text:p text:style-name="P25"><text:span text:style-name="Strong_20_Emphasis"><text:span text:style-name="T1">Default Values</text:span></text:span>: You can provide default values to parameters, allowing the function to be called with fewer arguments.</text:p>
        </text:list-item>
        <text:list-item>
          <text:p text:style-name="P25"><text:span text:style-name="Strong_20_Emphasis"><text:span text:style-name="T1">Keyword Arguments</text:span></text:span>: Arguments can be passed by explicitly stating parameter names, making the order of arguments irrelevant.</text:p>
        </text:list-item>
        <text:list-item>
          <text:p text:style-name="P15"><text:span text:style-name="Strong_20_Emphasis"><text:span text:style-name="T1">Arbitrary Arguments</text:span></text:span>: Functions can accept a variable number of arguments using <text:span text:style-name="Source_20_Text"><text:span text:style-name="T1">*</text:span></text:span> before the parameter name.</text:p>
        </text:list-item>
      </text:list>
      <text:h text:style-name="P2" text:outline-level="1"><text:soft-page-break/>Python Variable Scope</text:h>
      <text:p text:style-name="P10">In Python, variables can be declared in three different scopes: local scope, global scope, and nonlocal scope. The scope of a variable determines the region where it can be accessed. Understanding variable scope is essential for writing efficient and bug-free code.</text:p>
      <text:h text:style-name="P3" text:outline-level="2">Types of Variable Scope</text:h>
      <text:list xml:id="list2960009479" text:style-name="L6">
        <text:list-item>
          <text:p text:style-name="P26"><text:span text:style-name="Strong_20_Emphasis"><text:span text:style-name="T1">Local Variables</text:span></text:span></text:p>
        </text:list-item>
        <text:list-item>
          <text:p text:style-name="P26"><text:span text:style-name="Strong_20_Emphasis"><text:span text:style-name="T1">Global Variables</text:span></text:span></text:p>
        </text:list-item>
        <text:list-item>
          <text:p text:style-name="P16"><text:span text:style-name="Strong_20_Emphasis"><text:span text:style-name="T1">Nonlocal Variables</text:span></text:span></text:p>
        </text:list-item>
      </text:list>
      <text:h text:style-name="P4" text:outline-level="3">Local Variables</text:h>
      <text:p text:style-name="P10">Local variables are those declared inside a function. These variables can only be accessed within the function where they are declared.</text:p>
      <text:h text:style-name="P5" text:outline-level="4">Example 1: Local Variable</text:h>
      <text:p text:style-name="P7">python</text:p>
      <text:p text:style-name="P7">Copy code</text:p>
      <text:p text:style-name="P8"><text:span text:style-name="Source_20_Text"><text:span text:style-name="T1">def greet():</text:span></text:span></text:p>
      <text:p text:style-name="P8"><text:span text:style-name="Source_20_Text"><text:span text:style-name="T1"><text:s text:c="4"/># local variable</text:span></text:span></text:p>
      <text:p text:style-name="P8"><text:span text:style-name="Source_20_Text"><text:span text:style-name="T1"><text:s text:c="4"/>message = 'Hello'</text:span></text:span></text:p>
      <text:p text:style-name="P8"><text:span text:style-name="Source_20_Text"><text:span text:style-name="T1"><text:s text:c="4"/>print('Local:', message)</text:span></text:span></text:p>
      <text:p text:style-name="P8"/>
      <text:p text:style-name="P8"><text:span text:style-name="Source_20_Text"><text:span text:style-name="T1">greet()</text:span></text:span></text:p>
      <text:p text:style-name="P8"/>
      <text:p text:style-name="P8"><text:span text:style-name="Source_20_Text"><text:span text:style-name="T1"># try to access message variable </text:span></text:span></text:p>
      <text:p text:style-name="P8"><text:span text:style-name="Source_20_Text"><text:span text:style-name="T1"># outside greet() function</text:span></text:span></text:p>
      <text:p text:style-name="P6"><text:span text:style-name="Source_20_Text"><text:span text:style-name="T1">print(message)</text:span></text:span></text:p>
      <text:p text:style-name="P10">Output:</text:p>
      <text:p text:style-name="P7">vbnet</text:p>
      <text:p text:style-name="P7">Copy code</text:p>
      <text:p text:style-name="P8"><text:span text:style-name="Source_20_Text"><text:span text:style-name="T1">Local: Hello</text:span></text:span></text:p>
      <text:p text:style-name="P6"><text:span text:style-name="Source_20_Text"><text:span text:style-name="T1">NameError: name 'message' is not defined</text:span></text:span></text:p>
      <text:p text:style-name="P10">In this example, the variable <text:span text:style-name="Source_20_Text"><text:span text:style-name="T1">message</text:span></text:span> is local to the <text:span text:style-name="Source_20_Text"><text:span text:style-name="T1">greet()</text:span></text:span> function. Attempting to access it outside the function results in a <text:span text:style-name="Source_20_Text"><text:span text:style-name="T1">NameError</text:span></text:span>.</text:p>
      <text:h text:style-name="P4" text:outline-level="3">Global Variables</text:h>
      <text:p text:style-name="P10">Global variables are declared outside any function and can be accessed both inside and outside functions.</text:p>
      <text:h text:style-name="P5" text:outline-level="4">Example 2: Global Variable</text:h>
      <text:p text:style-name="P7">python</text:p>
      <text:p text:style-name="P7">Copy code</text:p>
      <text:p text:style-name="P8"><text:soft-page-break/><text:span text:style-name="Source_20_Text"><text:span text:style-name="T1"># declare global variable</text:span></text:span></text:p>
      <text:p text:style-name="P8"><text:span text:style-name="Source_20_Text"><text:span text:style-name="T1">message = 'Hello'</text:span></text:span></text:p>
      <text:p text:style-name="P8"/>
      <text:p text:style-name="P8"><text:span text:style-name="Source_20_Text"><text:span text:style-name="T1">def greet():</text:span></text:span></text:p>
      <text:p text:style-name="P8"><text:span text:style-name="Source_20_Text"><text:span text:style-name="T1"><text:s text:c="4"/># access global variable</text:span></text:span></text:p>
      <text:p text:style-name="P8"><text:span text:style-name="Source_20_Text"><text:span text:style-name="T1"><text:s text:c="4"/>print('Local:', message)</text:span></text:span></text:p>
      <text:p text:style-name="P8"/>
      <text:p text:style-name="P8"><text:span text:style-name="Source_20_Text"><text:span text:style-name="T1">greet()</text:span></text:span></text:p>
      <text:p text:style-name="P6"><text:span text:style-name="Source_20_Text"><text:span text:style-name="T1">print('Global:', message)</text:span></text:span></text:p>
      <text:p text:style-name="P10">Output:</text:p>
      <text:p text:style-name="P7">makefile</text:p>
      <text:p text:style-name="P7">Copy code</text:p>
      <text:p text:style-name="P8"><text:span text:style-name="Source_20_Text"><text:span text:style-name="T1">Local: Hello</text:span></text:span></text:p>
      <text:p text:style-name="P6"><text:span text:style-name="Source_20_Text"><text:span text:style-name="T1">Global: Hello</text:span></text:span></text:p>
      <text:p text:style-name="P10">In this example, the variable <text:span text:style-name="Source_20_Text"><text:span text:style-name="T1">message</text:span></text:span> is declared globally, making it accessible both inside and outside the <text:span text:style-name="Source_20_Text"><text:span text:style-name="T1">greet()</text:span></text:span> function.</text:p>
      <text:h text:style-name="P4" text:outline-level="3">Nonlocal Variables</text:h>
      <text:p text:style-name="P10">Nonlocal variables are used in nested functions, where the variable is neither in the local scope nor the global scope. These variables are defined using the <text:span text:style-name="Source_20_Text"><text:span text:style-name="T1">nonlocal</text:span></text:span> keyword.</text:p>
      <text:h text:style-name="P5" text:outline-level="4">Example 3: Nonlocal Variable</text:h>
      <text:p text:style-name="P7">python</text:p>
      <text:p text:style-name="P7">Copy code</text:p>
      <text:p text:style-name="P8"><text:span text:style-name="Source_20_Text"><text:span text:style-name="T1">def outer():</text:span></text:span></text:p>
      <text:p text:style-name="P8"><text:span text:style-name="Source_20_Text"><text:span text:style-name="T1"><text:s text:c="4"/>message = 'local'</text:span></text:span></text:p>
      <text:p text:style-name="P8"/>
      <text:p text:style-name="P8"><text:span text:style-name="Source_20_Text"><text:span text:style-name="T1"><text:s text:c="4"/>def inner():</text:span></text:span></text:p>
      <text:p text:style-name="P8"><text:span text:style-name="Source_20_Text"><text:span text:style-name="T1"><text:s text:c="8"/># declare nonlocal variable</text:span></text:span></text:p>
      <text:p text:style-name="P8"><text:span text:style-name="Source_20_Text"><text:span text:style-name="T1"><text:s text:c="8"/>nonlocal message</text:span></text:span></text:p>
      <text:p text:style-name="P8"><text:span text:style-name="Source_20_Text"><text:span text:style-name="T1"><text:s text:c="8"/>message = 'nonlocal'</text:span></text:span></text:p>
      <text:p text:style-name="P8"><text:span text:style-name="Source_20_Text"><text:span text:style-name="T1"><text:s text:c="8"/>print("inner:", message)</text:span></text:span></text:p>
      <text:p text:style-name="P8"/>
      <text:p text:style-name="P8"><text:span text:style-name="Source_20_Text"><text:span text:style-name="T1"><text:s text:c="4"/>inner()</text:span></text:span></text:p>
      <text:p text:style-name="P8"><text:span text:style-name="Source_20_Text"><text:span text:style-name="T1"><text:s text:c="4"/>print("outer:", message)</text:span></text:span></text:p>
      <text:p text:style-name="P8"/>
      <text:p text:style-name="P6"><text:span text:style-name="Source_20_Text"><text:span text:style-name="T1">outer()</text:span></text:span></text:p>
      <text:p text:style-name="P10">Output:</text:p>
      <text:p text:style-name="P7">python</text:p>
      <text:p text:style-name="P7">Copy code</text:p>
      <text:p text:style-name="P8"><text:span text:style-name="Source_20_Text"><text:span text:style-name="T1">inner: nonlocal</text:span></text:span></text:p>
      <text:p text:style-name="P6"><text:span text:style-name="Source_20_Text"><text:span text:style-name="T1">outer: nonlocal</text:span></text:span></text:p>
      <text:p text:style-name="P10"><text:soft-page-break/>In this example, <text:span text:style-name="Source_20_Text"><text:span text:style-name="T1">message</text:span></text:span> is initially declared in the <text:span text:style-name="Source_20_Text"><text:span text:style-name="T1">outer()</text:span></text:span> function. The <text:span text:style-name="Source_20_Text"><text:span text:style-name="T1">inner()</text:span></text:span> function uses the <text:span text:style-name="Source_20_Text"><text:span text:style-name="T1">nonlocal</text:span></text:span> keyword to indicate that <text:span text:style-name="Source_20_Text"><text:span text:style-name="T1">message</text:span></text:span> is not local to <text:span text:style-name="Source_20_Text"><text:span text:style-name="T1">inner()</text:span></text:span>, allowing it to modify the <text:span text:style-name="Source_20_Text"><text:span text:style-name="T1">message</text:span></text:span> variable in the <text:span text:style-name="Source_20_Text"><text:span text:style-name="T1">outer()</text:span></text:span> function.</text:p>
      <text:h text:style-name="P4" text:outline-level="3">Summary</text:h>
      <text:p text:style-name="P10">Understanding variable scope in Python is crucial for managing and accessing variables appropriately within your programs. Here are the key takeaways:</text:p>
      <text:list xml:id="list505864040" text:style-name="L7">
        <text:list-item>
          <text:p text:style-name="P27"><text:span text:style-name="Strong_20_Emphasis"><text:span text:style-name="T1">Local Variables</text:span></text:span>: Declared inside a function, accessible only within that function.</text:p>
        </text:list-item>
        <text:list-item>
          <text:p text:style-name="P27"><text:span text:style-name="Strong_20_Emphasis"><text:span text:style-name="T1">Global Variables</text:span></text:span>: Declared outside any function, accessible throughout the program.</text:p>
        </text:list-item>
        <text:list-item>
          <text:p text:style-name="P17"><text:span text:style-name="Strong_20_Emphasis"><text:span text:style-name="T1">Nonlocal Variables</text:span></text:span>: Used in nested functions, allowing modification of variables in the enclosing function's scope.</text:p>
        </text:list-item>
      </text:list>
      <text:h text:style-name="P2" text:outline-level="1">Python Global Keyword</text:h>
      <text:p text:style-name="P10">The <text:span text:style-name="Source_20_Text"><text:span text:style-name="T1">global</text:span></text:span> keyword in Python allows us to modify a variable outside of the current scope. It is used to create a global variable and make changes to it within a local context.</text:p>
      <text:h text:style-name="P3" text:outline-level="2">Access and Modify Python Global Variable</text:h>
      <text:h text:style-name="P4" text:outline-level="3">Accessing a Global Variable Inside a Function</text:h>
      <text:p text:style-name="P10">You can access a global variable from inside a function without any issues.</text:p>
      <text:p text:style-name="P7">python</text:p>
      <text:p text:style-name="P7">Copy code</text:p>
      <text:p text:style-name="P8"><text:span text:style-name="Source_20_Text"><text:span text:style-name="T1">c = 1 # global variable</text:span></text:span></text:p>
      <text:p text:style-name="P8"/>
      <text:p text:style-name="P8"><text:span text:style-name="Source_20_Text"><text:span text:style-name="T1">def add():</text:span></text:span></text:p>
      <text:p text:style-name="P8"><text:span text:style-name="Source_20_Text"><text:span text:style-name="T1"><text:s text:c="4"/>print(c)</text:span></text:span></text:p>
      <text:p text:style-name="P8"/>
      <text:p text:style-name="P8"><text:span text:style-name="Source_20_Text"><text:span text:style-name="T1">add()</text:span></text:span></text:p>
      <text:p text:style-name="P8"/>
      <text:p text:style-name="P6"><text:span text:style-name="Source_20_Text"><text:span text:style-name="T1"># Output: 1</text:span></text:span></text:p>
      <text:p text:style-name="P10">In this example, we accessed the global variable <text:span text:style-name="Source_20_Text"><text:span text:style-name="T1">c</text:span></text:span> inside the <text:span text:style-name="Source_20_Text"><text:span text:style-name="T1">add()</text:span></text:span> function.</text:p>
      <text:h text:style-name="P4" text:outline-level="3">Modifying a Global Variable Inside a Function</text:h>
      <text:p text:style-name="P10">Directly modifying a global variable inside a function without declaring it global will raise an error.</text:p>
      <text:p text:style-name="P7">python</text:p>
      <text:p text:style-name="P7">Copy code</text:p>
      <text:p text:style-name="P8"><text:span text:style-name="Source_20_Text"><text:span text:style-name="T1"># global variable</text:span></text:span></text:p>
      <text:p text:style-name="P8"><text:span text:style-name="Source_20_Text"><text:span text:style-name="T1">c = 1 </text:span></text:span></text:p>
      <text:p text:style-name="P8"/>
      <text:p text:style-name="P8"><text:span text:style-name="Source_20_Text"><text:span text:style-name="T1">def add():</text:span></text:span></text:p>
      <text:p text:style-name="P8"><text:span text:style-name="Source_20_Text"><text:span text:style-name="T1"><text:s text:c="4"/># Attempt to modify the global variable</text:span></text:span></text:p>
      <text:p text:style-name="P8"><text:soft-page-break/><text:span text:style-name="Source_20_Text"><text:span text:style-name="T1"><text:s text:c="4"/>c = c + 2</text:span></text:span></text:p>
      <text:p text:style-name="P8"><text:span text:style-name="Source_20_Text"><text:span text:style-name="T1"><text:s text:c="4"/>print(c)</text:span></text:span></text:p>
      <text:p text:style-name="P8"/>
      <text:p text:style-name="P6"><text:span text:style-name="Source_20_Text"><text:span text:style-name="T1">add()</text:span></text:span></text:p>
      <text:p text:style-name="P10">Output:</text:p>
      <text:p text:style-name="P7">bash</text:p>
      <text:p text:style-name="P7">Copy code</text:p>
      <text:p text:style-name="P6"><text:span text:style-name="Source_20_Text"><text:span text:style-name="T1">UnboundLocalError: local variable 'c' referenced before assignment</text:span></text:span></text:p>
      <text:p text:style-name="P10">This error occurs because Python treats <text:span text:style-name="Source_20_Text"><text:span text:style-name="T1">c</text:span></text:span> as a local variable inside the <text:span text:style-name="Source_20_Text"><text:span text:style-name="T1">add()</text:span></text:span> function. To modify the global variable, you need to use the <text:span text:style-name="Source_20_Text"><text:span text:style-name="T1">global</text:span></text:span> keyword.</text:p>
      <text:h text:style-name="P4" text:outline-level="3">Using the <text:span text:style-name="Source_20_Text"><text:span text:style-name="T1">global</text:span></text:span> Keyword to Modify a Global Variable</text:h>
      <text:p text:style-name="P10">To modify a global variable inside a function, use the <text:span text:style-name="Source_20_Text"><text:span text:style-name="T1">global</text:span></text:span> keyword.</text:p>
      <text:p text:style-name="P7">python</text:p>
      <text:p text:style-name="P7">Copy code</text:p>
      <text:p text:style-name="P8"><text:span text:style-name="Source_20_Text"><text:span text:style-name="T1"># global variable</text:span></text:span></text:p>
      <text:p text:style-name="P8"><text:span text:style-name="Source_20_Text"><text:span text:style-name="T1">c = 1 </text:span></text:span></text:p>
      <text:p text:style-name="P8"/>
      <text:p text:style-name="P8"><text:span text:style-name="Source_20_Text"><text:span text:style-name="T1">def add():</text:span></text:span></text:p>
      <text:p text:style-name="P8"><text:span text:style-name="Source_20_Text"><text:span text:style-name="T1"><text:s text:c="4"/>global c</text:span></text:span></text:p>
      <text:p text:style-name="P8"><text:span text:style-name="Source_20_Text"><text:span text:style-name="T1"><text:s text:c="4"/># increment c by 2</text:span></text:span></text:p>
      <text:p text:style-name="P8"><text:span text:style-name="Source_20_Text"><text:span text:style-name="T1"><text:s text:c="4"/>c = c + 2</text:span></text:span></text:p>
      <text:p text:style-name="P8"><text:span text:style-name="Source_20_Text"><text:span text:style-name="T1"><text:s text:c="4"/>print(c)</text:span></text:span></text:p>
      <text:p text:style-name="P8"/>
      <text:p text:style-name="P8"><text:span text:style-name="Source_20_Text"><text:span text:style-name="T1">add()</text:span></text:span></text:p>
      <text:p text:style-name="P8"/>
      <text:p text:style-name="P6"><text:span text:style-name="Source_20_Text"><text:span text:style-name="T1"># Output: 3</text:span></text:span></text:p>
      <text:p text:style-name="P10">In this example, we declared <text:span text:style-name="Source_20_Text"><text:span text:style-name="T1">c</text:span></text:span> as global inside the <text:span text:style-name="Source_20_Text"><text:span text:style-name="T1">add()</text:span></text:span> function. This allows us to modify the global variable <text:span text:style-name="Source_20_Text"><text:span text:style-name="T1">c</text:span></text:span>.</text:p>
      <text:h text:style-name="P4" text:outline-level="3">Global Variables in Nested Functions</text:h>
      <text:p text:style-name="P10">The <text:span text:style-name="Source_20_Text"><text:span text:style-name="T1">global</text:span></text:span> keyword can also be used in nested functions to modify global variables.</text:p>
      <text:p text:style-name="P7">python</text:p>
      <text:p text:style-name="P7">Copy code</text:p>
      <text:p text:style-name="P8"><text:span text:style-name="Source_20_Text"><text:span text:style-name="T1">def outer_function():</text:span></text:span></text:p>
      <text:p text:style-name="P8"><text:span text:style-name="Source_20_Text"><text:span text:style-name="T1"><text:s text:c="4"/>num = 20</text:span></text:span></text:p>
      <text:p text:style-name="P8"/>
      <text:p text:style-name="P8"><text:span text:style-name="Source_20_Text"><text:span text:style-name="T1"><text:s text:c="4"/>def inner_function():</text:span></text:span></text:p>
      <text:p text:style-name="P8"><text:span text:style-name="Source_20_Text"><text:span text:style-name="T1"><text:s text:c="8"/>global num</text:span></text:span></text:p>
      <text:p text:style-name="P8"><text:span text:style-name="Source_20_Text"><text:span text:style-name="T1"><text:s text:c="8"/>num = 25</text:span></text:span></text:p>
      <text:p text:style-name="P8"><text:span text:style-name="Source_20_Text"><text:span text:style-name="T1"><text:s text:c="4"/></text:span></text:span></text:p>
      <text:p text:style-name="P8"><text:span text:style-name="Source_20_Text"><text:span text:style-name="T1"><text:s text:c="4"/>print("Before calling inner_function(): ", num)</text:span></text:span></text:p>
      <text:p text:style-name="P8"><text:span text:style-name="Source_20_Text"><text:span text:style-name="T1"><text:s text:c="4"/>inner_function()</text:span></text:span></text:p>
      <text:p text:style-name="P8"><text:span text:style-name="Source_20_Text"><text:span text:style-name="T1"><text:s text:c="4"/>print("After calling inner_function(): ", num)</text:span></text:span></text:p>
      <text:p text:style-name="P8"><text:soft-page-break/></text:p>
      <text:p text:style-name="P8"><text:span text:style-name="Source_20_Text"><text:span text:style-name="T1">outer_function()</text:span></text:span></text:p>
      <text:p text:style-name="P6"><text:span text:style-name="Source_20_Text"><text:span text:style-name="T1">print("Outside both functions: ", num)</text:span></text:span></text:p>
      <text:p text:style-name="P10">Output:</text:p>
      <text:p text:style-name="P7">scss</text:p>
      <text:p text:style-name="P7">Copy code</text:p>
      <text:p text:style-name="P8"><text:span text:style-name="Source_20_Text"><text:span text:style-name="T1">Before calling inner_function(): <text:s/>20</text:span></text:span></text:p>
      <text:p text:style-name="P8"><text:span text:style-name="Source_20_Text"><text:span text:style-name="T1">After calling inner_function(): <text:s/>20</text:span></text:span></text:p>
      <text:p text:style-name="P6"><text:span text:style-name="Source_20_Text"><text:span text:style-name="T1">Outside both functions: <text:s/>25</text:span></text:span></text:p>
      <text:p text:style-name="P10">In this example, <text:span text:style-name="Source_20_Text"><text:span text:style-name="T1">num</text:span></text:span> is declared as a global variable inside the nested <text:span text:style-name="Source_20_Text"><text:span text:style-name="T1">inner_function()</text:span></text:span>. The global <text:span text:style-name="Source_20_Text"><text:span text:style-name="T1">num</text:span></text:span> variable is modified to <text:span text:style-name="Source_20_Text"><text:span text:style-name="T1">25</text:span></text:span>, but the local <text:span text:style-name="Source_20_Text"><text:span text:style-name="T1">num</text:span></text:span> inside <text:span text:style-name="Source_20_Text"><text:span text:style-name="T1">outer_function()</text:span></text:span> remains unchanged.</text:p>
      <text:h text:style-name="P3" text:outline-level="2">Rules of <text:span text:style-name="Source_20_Text"><text:span text:style-name="T1">global</text:span></text:span> Keyword</text:h>
      <text:list xml:id="list724370401" text:style-name="L8">
        <text:list-item>
          <text:p text:style-name="P28"><text:span text:style-name="Strong_20_Emphasis"><text:span text:style-name="T1">Local Variables by Default</text:span></text:span>: Variables created inside a function are local by default.</text:p>
        </text:list-item>
        <text:list-item>
          <text:p text:style-name="P28"><text:span text:style-name="Strong_20_Emphasis"><text:span text:style-name="T1">Global Variables by Default</text:span></text:span>: Variables defined outside a function are global by default.</text:p>
        </text:list-item>
        <text:list-item>
          <text:p text:style-name="P28"><text:span text:style-name="Strong_20_Emphasis"><text:span text:style-name="T1">Modifying Global Variables</text:span></text:span>: To read and write a global variable inside a function, use the <text:span text:style-name="Source_20_Text"><text:span text:style-name="T1">global</text:span></text:span> keyword.</text:p>
        </text:list-item>
        <text:list-item>
          <text:p text:style-name="P18"><text:span text:style-name="Strong_20_Emphasis"><text:span text:style-name="T1">Effect Outside Functions</text:span></text:span>: Using the <text:span text:style-name="Source_20_Text"><text:span text:style-name="T1">global</text:span></text:span> keyword outside a function has no effect.</text:p>
        </text:list-item>
      </text:list>
      <text:h text:style-name="P2" text:outline-level="1">Python Modules</text:h>
      <text:h text:style-name="P3" text:outline-level="2">Introduction</text:h>
      <text:p text:style-name="P10">As our programs grow larger, they may contain many lines of code. Instead of putting everything in a single file, we can use modules to separate codes into different files according to their functionality. This makes our code organized and easier to maintain.</text:p>
      <text:p text:style-name="P10">A module is a file that contains code to perform a specific task. A module may contain variables, functions, classes, etc.</text:p>
      <text:h text:style-name="P3" text:outline-level="2">Creating a Module</text:h>
      <text:p text:style-name="P10">Let's create a simple module. Type the following code and save it as <text:span text:style-name="Source_20_Text"><text:span text:style-name="T1">example.py</text:span></text:span>.</text:p>
      <text:p text:style-name="P7">python</text:p>
      <text:p text:style-name="P7">Copy code</text:p>
      <text:p text:style-name="P8"><text:span text:style-name="Source_20_Text"><text:span text:style-name="T1"># Python Module addition</text:span></text:span></text:p>
      <text:p text:style-name="P8"/>
      <text:p text:style-name="P8"><text:span text:style-name="Source_20_Text"><text:span text:style-name="T1">def add(a, b):</text:span></text:span></text:p>
      <text:p text:style-name="P8"><text:span text:style-name="Source_20_Text"><text:span text:style-name="T1"><text:s text:c="3"/>result = a + b</text:span></text:span></text:p>
      <text:p text:style-name="P6"><text:span text:style-name="Source_20_Text"><text:span text:style-name="T1"><text:s text:c="3"/>return result</text:span></text:span></text:p>
      <text:p text:style-name="P10"><text:soft-page-break/>Here, we have defined a function <text:span text:style-name="Source_20_Text"><text:span text:style-name="T1">add()</text:span></text:span> inside a module named <text:span text:style-name="Source_20_Text"><text:span text:style-name="T1">example</text:span></text:span>. The function takes two numbers and returns their sum.</text:p>
      <text:h text:style-name="P3" text:outline-level="2">Importing Modules in Python</text:h>
      <text:p text:style-name="P10">We can import the definitions inside a module to another module or the interactive interpreter in Python. We use the <text:span text:style-name="Source_20_Text"><text:span text:style-name="T1">import</text:span></text:span> keyword to do this. To import our previously defined module <text:span text:style-name="Source_20_Text"><text:span text:style-name="T1">example</text:span></text:span>, we type the following in the Python prompt.</text:p>
      <text:p text:style-name="P7">python</text:p>
      <text:p text:style-name="P7">Copy code</text:p>
      <text:p text:style-name="P6"><text:span text:style-name="Source_20_Text"><text:span text:style-name="T1">import example</text:span></text:span></text:p>
      <text:p text:style-name="P10">This does not import the names of the functions defined in <text:span text:style-name="Source_20_Text"><text:span text:style-name="T1">example</text:span></text:span> directly into the current symbol table. It only imports the module name <text:span text:style-name="Source_20_Text"><text:span text:style-name="T1">example</text:span></text:span> there.</text:p>
      <text:p text:style-name="P10">Using the module name, we can access the function using the dot <text:span text:style-name="Source_20_Text"><text:span text:style-name="T1">.</text:span></text:span> operator.</text:p>
      <text:p text:style-name="P7">python</text:p>
      <text:p text:style-name="P7">Copy code</text:p>
      <text:p text:style-name="P6"><text:span text:style-name="Source_20_Text"><text:span text:style-name="T1">example.add(4, 5) # returns 9</text:span></text:span></text:p>
      <text:h text:style-name="P4" text:outline-level="3">Note</text:h>
      <text:list xml:id="list401965083" text:style-name="L9">
        <text:list-item>
          <text:p text:style-name="P29">Python has tons of standard modules. You can check out the full list of Python standard modules and their use cases.</text:p>
        </text:list-item>
        <text:list-item>
          <text:p text:style-name="P19">Standard modules can be imported the same way as we import our user-defined modules.</text:p>
        </text:list-item>
      </text:list>
      <text:h text:style-name="P3" text:outline-level="2">Importing Python Standard Library Modules</text:h>
      <text:p text:style-name="P10">The Python standard library contains well over 200 modules. We can import a module according to our needs. For example, to get the value of pi, first, we import the <text:span text:style-name="Source_20_Text"><text:span text:style-name="T1">math</text:span></text:span> module and use <text:span text:style-name="Source_20_Text"><text:span text:style-name="T1">math.pi</text:span></text:span>.</text:p>
      <text:p text:style-name="P7">python</text:p>
      <text:p text:style-name="P7">Copy code</text:p>
      <text:p text:style-name="P8"><text:span text:style-name="Source_20_Text"><text:span text:style-name="T1"># import standard math module </text:span></text:span></text:p>
      <text:p text:style-name="P8"><text:span text:style-name="Source_20_Text"><text:span text:style-name="T1">import math</text:span></text:span></text:p>
      <text:p text:style-name="P8"/>
      <text:p text:style-name="P8"><text:span text:style-name="Source_20_Text"><text:span text:style-name="T1"># use math.pi to get value of pi</text:span></text:span></text:p>
      <text:p text:style-name="P6"><text:span text:style-name="Source_20_Text"><text:span text:style-name="T1">print("The value of pi is", math.pi)</text:span></text:span></text:p>
      <text:p text:style-name="P10">Output:</text:p>
      <text:p text:style-name="P7">csharp</text:p>
      <text:p text:style-name="P7">Copy code</text:p>
      <text:p text:style-name="P6"><text:span text:style-name="Source_20_Text"><text:span text:style-name="T1">The value of pi is 3.141592653589793</text:span></text:span></text:p>
      <text:h text:style-name="P3" text:outline-level="2"><text:soft-page-break/>Python import with Renaming</text:h>
      <text:p text:style-name="P10">In Python, we can also import a module by renaming it.</text:p>
      <text:p text:style-name="P7">python</text:p>
      <text:p text:style-name="P7">Copy code</text:p>
      <text:p text:style-name="P8"><text:span text:style-name="Source_20_Text"><text:span text:style-name="T1"># import module by renaming it</text:span></text:span></text:p>
      <text:p text:style-name="P8"><text:span text:style-name="Source_20_Text"><text:span text:style-name="T1">import math as m</text:span></text:span></text:p>
      <text:p text:style-name="P8"/>
      <text:p text:style-name="P8"><text:span text:style-name="Source_20_Text"><text:span text:style-name="T1">print(m.pi)</text:span></text:span></text:p>
      <text:p text:style-name="P8"/>
      <text:p text:style-name="P6"><text:span text:style-name="Source_20_Text"><text:span text:style-name="T1"># Output: 3.141592653589793</text:span></text:span></text:p>
      <text:p text:style-name="P10">Here, we have renamed the <text:span text:style-name="Source_20_Text"><text:span text:style-name="T1">math</text:span></text:span> module as <text:span text:style-name="Source_20_Text"><text:span text:style-name="T1">m</text:span></text:span>. This can save us typing time in some cases.</text:p>
      <text:p text:style-name="P10">Note that the name <text:span text:style-name="Source_20_Text"><text:span text:style-name="T1">math</text:span></text:span> is not recognized in our scope. Hence, <text:span text:style-name="Source_20_Text"><text:span text:style-name="T1">math.pi</text:span></text:span> is invalid, and <text:span text:style-name="Source_20_Text"><text:span text:style-name="T1">m.pi</text:span></text:span> is the correct implementation.</text:p>
      <text:h text:style-name="P3" text:outline-level="2">Python from...import Statement</text:h>
      <text:p text:style-name="P10">We can import specific names from a module without importing the module as a whole.</text:p>
      <text:p text:style-name="P7">python</text:p>
      <text:p text:style-name="P7">Copy code</text:p>
      <text:p text:style-name="P8"><text:span text:style-name="Source_20_Text"><text:span text:style-name="T1"># import only pi from math module</text:span></text:span></text:p>
      <text:p text:style-name="P8"><text:span text:style-name="Source_20_Text"><text:span text:style-name="T1">from math import pi</text:span></text:span></text:p>
      <text:p text:style-name="P8"/>
      <text:p text:style-name="P8"><text:span text:style-name="Source_20_Text"><text:span text:style-name="T1">print(pi)</text:span></text:span></text:p>
      <text:p text:style-name="P8"/>
      <text:p text:style-name="P6"><text:span text:style-name="Source_20_Text"><text:span text:style-name="T1"># Output: 3.141592653589793</text:span></text:span></text:p>
      <text:p text:style-name="P10">Here, we imported only the <text:span text:style-name="Source_20_Text"><text:span text:style-name="T1">pi</text:span></text:span> attribute from the <text:span text:style-name="Source_20_Text"><text:span text:style-name="T1">math</text:span></text:span> module.</text:p>
      <text:h text:style-name="P3" text:outline-level="2">Import All Names</text:h>
      <text:p text:style-name="P10">In Python, we can import all names (definitions) from a module using the following construct:</text:p>
      <text:p text:style-name="P7">python</text:p>
      <text:p text:style-name="P7">Copy code</text:p>
      <text:p text:style-name="P8"><text:span text:style-name="Source_20_Text"><text:span text:style-name="T1"># import all names from the standard module math</text:span></text:span></text:p>
      <text:p text:style-name="P8"><text:span text:style-name="Source_20_Text"><text:span text:style-name="T1">from math import *</text:span></text:span></text:p>
      <text:p text:style-name="P8"/>
      <text:p text:style-name="P6"><text:span text:style-name="Source_20_Text"><text:span text:style-name="T1">print("The value of pi is", pi)</text:span></text:span></text:p>
      <text:p text:style-name="P10">Here, we have imported all the definitions from the <text:span text:style-name="Source_20_Text"><text:span text:style-name="T1">math</text:span></text:span> module. This includes all names visible in our scope except those beginning with an underscore (private definitions).</text:p>
      <text:p text:style-name="P10">Importing everything with the asterisk (<text:span text:style-name="Source_20_Text"><text:span text:style-name="T1">*</text:span></text:span>) symbol is not a good programming practice. This can lead to duplicate definitions for an identifier. It also hampers the readability of our code.</text:p>
      <text:h text:style-name="P3" text:outline-level="2"><text:soft-page-break/>The <text:span text:style-name="Source_20_Text"><text:span text:style-name="T1">dir()</text:span></text:span> Built-in Function</text:h>
      <text:p text:style-name="P10">In Python, we can use the <text:span text:style-name="Source_20_Text"><text:span text:style-name="T1">dir()</text:span></text:span> function to list all the function names in a module. For example, earlier we defined a function <text:span text:style-name="Source_20_Text"><text:span text:style-name="T1">add()</text:span></text:span> in the module <text:span text:style-name="Source_20_Text"><text:span text:style-name="T1">example</text:span></text:span>.</text:p>
      <text:p text:style-name="P10">We can use <text:span text:style-name="Source_20_Text"><text:span text:style-name="T1">dir()</text:span></text:span> on the <text:span text:style-name="Source_20_Text"><text:span text:style-name="T1">example</text:span></text:span> module in the following way:</text:p>
      <text:p text:style-name="P7">python</text:p>
      <text:p text:style-name="P7">Copy code</text:p>
      <text:p text:style-name="P8"><text:span text:style-name="Source_20_Text"><text:span text:style-name="T1">import example</text:span></text:span></text:p>
      <text:p text:style-name="P8"/>
      <text:p text:style-name="P6"><text:span text:style-name="Source_20_Text"><text:span text:style-name="T1">dir(example)</text:span></text:span></text:p>
      <text:p text:style-name="P10">Output:</text:p>
      <text:p text:style-name="P7">css</text:p>
      <text:p text:style-name="P7">Copy code</text:p>
      <text:p text:style-name="P6"><text:span text:style-name="Source_20_Text"><text:span text:style-name="T1">['__builtins__', '__cached__', '__doc__', '__file__', '__loader__', '__name__', '__package__', 'add']</text:span></text:span></text:p>
      <text:p text:style-name="P10">Here, we can see a sorted list of names (along with <text:span text:style-name="Source_20_Text"><text:span text:style-name="T1">add</text:span></text:span>). All other names that begin with an underscore are default Python attributes associated with the module (not user-defined).</text:p>
      <text:p text:style-name="P10">For example, the <text:span text:style-name="Source_20_Text"><text:span text:style-name="T1">__name__</text:span></text:span> attribute contains the name of the module.</text:p>
      <text:p text:style-name="P7">python</text:p>
      <text:p text:style-name="P7">Copy code</text:p>
      <text:p text:style-name="P8"><text:span text:style-name="Source_20_Text"><text:span text:style-name="T1">import example</text:span></text:span></text:p>
      <text:p text:style-name="P8"/>
      <text:p text:style-name="P8"><text:span text:style-name="Source_20_Text"><text:span text:style-name="T1">example.__name__</text:span></text:span></text:p>
      <text:p text:style-name="P8"/>
      <text:p text:style-name="P6"><text:span text:style-name="Source_20_Text"><text:span text:style-name="T1"># Output: 'example'</text:span></text:span></text:p>
      <text:p text:style-name="P10">All the names defined in our current namespace can be found out using the <text:span text:style-name="Source_20_Text"><text:span text:style-name="T1">dir()</text:span></text:span> function without any arguments.</text:p>
      <text:p text:style-name="P7">python</text:p>
      <text:p text:style-name="P7">Copy code</text:p>
      <text:p text:style-name="P8"><text:span text:style-name="Source_20_Text"><text:span text:style-name="T1">a = 1</text:span></text:span></text:p>
      <text:p text:style-name="P8"><text:span text:style-name="Source_20_Text"><text:span text:style-name="T1">b = "hello"</text:span></text:span></text:p>
      <text:p text:style-name="P8"/>
      <text:p text:style-name="P8"><text:span text:style-name="Source_20_Text"><text:span text:style-name="T1">import math</text:span></text:span></text:p>
      <text:p text:style-name="P8"/>
      <text:p text:style-name="P8"><text:span text:style-name="Source_20_Text"><text:span text:style-name="T1">dir()</text:span></text:span></text:p>
      <text:p text:style-name="P8"/>
      <text:p text:style-name="P8"><text:span text:style-name="Source_20_Text"><text:span text:style-name="T1"># Output:</text:span></text:span></text:p>
      <text:p text:style-name="P6"><text:span text:style-name="Source_20_Text"><text:span text:style-name="T1">['__builtins__', '__doc__', '__name__', 'a', 'b', 'math']</text:span></text:span></text:p>
      <text:p text:style-name="P10">By using modules, we can organize our code better, maintain it more easily, and prevent namespace conflicts. The <text:span text:style-name="Source_20_Text"><text:span text:style-name="T1">import</text:span></text:span>, <text:span text:style-name="Source_20_Text"><text:span text:style-name="T1">from...import</text:span></text:span>, and <text:span text:style-name="Source_20_Text"><text:span text:style-name="T1">dir()</text:span></text:span> functions provide flexible ways to use and explore these modules.</text:p>
      <text:h text:style-name="P2" text:outline-level="1"><text:soft-page-break/>Python Main Function</text:h>
      <text:h text:style-name="P3" text:outline-level="2">Introduction</text:h>
      <text:p text:style-name="P10">In some programming languages, there is a special function called <text:span text:style-name="Source_20_Text"><text:span text:style-name="T1">main()</text:span></text:span> that serves as the entry point for program execution. Python, however, does not require an explicit <text:span text:style-name="Source_20_Text"><text:span text:style-name="T1">main()</text:span></text:span> function and instead executes each line of code sequentially from the top of the file. Nevertheless, Python offers conventions to define an entry point using the <text:span text:style-name="Source_20_Text"><text:span text:style-name="T1">main()</text:span></text:span> function and the <text:span text:style-name="Source_20_Text"><text:span text:style-name="T1">__name__</text:span></text:span> property.</text:p>
      <text:h text:style-name="P3" text:outline-level="2">What is <text:span text:style-name="Source_20_Text"><text:span text:style-name="T1">__name__</text:span></text:span> in Python?</text:h>
      <text:p text:style-name="P10">The <text:span text:style-name="Source_20_Text"><text:span text:style-name="T1">__name__</text:span></text:span> variable is a special built-in variable in Python that represents the name of the current module. Its value changes depending on where and how the Python file is executed.</text:p>
      <text:h text:style-name="P4" text:outline-level="3">Running a Python File as a Script</text:h>
      <text:p text:style-name="P10">Suppose we have a Python file called <text:span text:style-name="Source_20_Text"><text:span text:style-name="T1">helloworld.py</text:span></text:span> with the following content:</text:p>
      <text:p text:style-name="P7">python</text:p>
      <text:p text:style-name="P7">Copy code</text:p>
      <text:p text:style-name="P6"><text:span text:style-name="Source_20_Text"><text:span text:style-name="T1">print(__name__)</text:span></text:span></text:p>
      <text:p text:style-name="P10">If we run <text:span text:style-name="Source_20_Text"><text:span text:style-name="T1">helloworld.py</text:span></text:span> from the command line, it runs as a script:</text:p>
      <text:p text:style-name="P7">sh</text:p>
      <text:p text:style-name="P7">Copy code</text:p>
      <text:p text:style-name="P6"><text:span text:style-name="Source_20_Text"><text:span text:style-name="T1">$ python helloworld.py</text:span></text:span></text:p>
      <text:p text:style-name="P10">When executed as a script, the value of the <text:span text:style-name="Source_20_Text"><text:span text:style-name="T1">__name__</text:span></text:span> variable is set to <text:span text:style-name="Source_20_Text"><text:span text:style-name="T1">__main__</text:span></text:span>. So the output of the above code will be:</text:p>
      <text:p text:style-name="P7">markdown</text:p>
      <text:p text:style-name="P7">Copy code</text:p>
      <text:p text:style-name="P6"><text:span text:style-name="Source_20_Text"><text:span text:style-name="T1">__main__</text:span></text:span></text:p>
      <text:h text:style-name="P4" text:outline-level="3">Running a Python File as a Module</text:h>
      <text:p text:style-name="P10">We can also run a Python file as a module by importing it into another Python program. Suppose we have another Python file called <text:span text:style-name="Source_20_Text"><text:span text:style-name="T1">main.py</text:span></text:span> in the same directory as <text:span text:style-name="Source_20_Text"><text:span text:style-name="T1">helloworld.py</text:span></text:span> with the following content:</text:p>
      <text:p text:style-name="P7">python</text:p>
      <text:p text:style-name="P7">Copy code</text:p>
      <text:p text:style-name="P6"><text:span text:style-name="Source_20_Text"><text:span text:style-name="T1">import helloworld</text:span></text:span></text:p>
      <text:p text:style-name="P10">When we run <text:span text:style-name="Source_20_Text"><text:span text:style-name="T1">main.py</text:span></text:span>, the output will be:</text:p>
      <text:p text:style-name="P7">Copy code</text:p>
      <text:p text:style-name="P6"><text:span text:style-name="Source_20_Text"><text:span text:style-name="T1">helloworld</text:span></text:span></text:p>
      <text:p text:style-name="P10"><text:soft-page-break/>Here, we can see that importing a module also executes all the code in the module file. However, instead of displaying <text:span text:style-name="Source_20_Text"><text:span text:style-name="T1">__main__</text:span></text:span>, the program displays the name of the module, <text:span text:style-name="Source_20_Text"><text:span text:style-name="T1">helloworld</text:span></text:span>.</text:p>
      <text:p text:style-name="P10">This is because, when a Python file is executed as a module, the name of the module is assigned to the <text:span text:style-name="Source_20_Text"><text:span text:style-name="T1">__name__</text:span></text:span> variable.</text:p>
      <text:h text:style-name="P3" text:outline-level="2">Using Conditional Statements with <text:span text:style-name="Source_20_Text"><text:span text:style-name="T1">__name__</text:span></text:span></text:h>
      <text:p text:style-name="P10">Now that we understand how the <text:span text:style-name="Source_20_Text"><text:span text:style-name="T1">__name__</text:span></text:span> variable is assigned values, we can use conditional statements to run the same Python file differently in different contexts.</text:p>
      <text:h text:style-name="P4" text:outline-level="3">Example</text:h>
      <text:p text:style-name="P10">Let's modify the content of <text:span text:style-name="Source_20_Text"><text:span text:style-name="T1">helloworld.py</text:span></text:span> as follows:</text:p>
      <text:p text:style-name="P7">python</text:p>
      <text:p text:style-name="P7">Copy code</text:p>
      <text:p text:style-name="P8"><text:span text:style-name="Source_20_Text"><text:span text:style-name="T1">def main():</text:span></text:span></text:p>
      <text:p text:style-name="P8"><text:span text:style-name="Source_20_Text"><text:span text:style-name="T1"><text:s text:c="4"/>print("Hello World")</text:span></text:span></text:p>
      <text:p text:style-name="P8"/>
      <text:p text:style-name="P8"><text:span text:style-name="Source_20_Text"><text:span text:style-name="T1">if __name__ == "__main__":</text:span></text:span></text:p>
      <text:p text:style-name="P6"><text:span text:style-name="Source_20_Text"><text:span text:style-name="T1"><text:s text:c="4"/>main()</text:span></text:span></text:p>
      <text:p text:style-name="P10">When we run this file as a script via the command line, the output will be:</text:p>
      <text:p text:style-name="P7">Copy code</text:p>
      <text:p text:style-name="P6"><text:span text:style-name="Source_20_Text"><text:span text:style-name="T1">Hello World</text:span></text:span></text:p>
      <text:p text:style-name="P10">However, when we import it as a module in <text:span text:style-name="Source_20_Text"><text:span text:style-name="T1">main.py</text:span></text:span>, no output is displayed because the <text:span text:style-name="Source_20_Text"><text:span text:style-name="T1">main()</text:span></text:span> function is not called.</text:p>
      <text:p text:style-name="P10">Here, we have defined a custom <text:span text:style-name="Source_20_Text"><text:span text:style-name="T1">main()</text:span></text:span> function in <text:span text:style-name="Source_20_Text"><text:span text:style-name="T1">helloworld.py</text:span></text:span>. It is executed only when the program is run as a standalone script and not when it is imported as a module.</text:p>
      <text:p text:style-name="P10">This is the standard way to explicitly define the <text:span text:style-name="Source_20_Text"><text:span text:style-name="T1">main()</text:span></text:span> function in Python. It is one of the most popular use cases of the <text:span text:style-name="Source_20_Text"><text:span text:style-name="T1">__name__</text:span></text:span> variable.</text:p>
      <text:h text:style-name="P4" text:outline-level="3">Summary</text:h>
      <text:list xml:id="list2006027633" text:style-name="L10">
        <text:list-item>
          <text:p text:style-name="P30">The <text:span text:style-name="Source_20_Text"><text:span text:style-name="T1">__name__</text:span></text:span> variable in Python is used to determine the name of the module being executed.</text:p>
        </text:list-item>
        <text:list-item>
          <text:p text:style-name="P30">When a Python file is run as a script, the value of <text:span text:style-name="Source_20_Text"><text:span text:style-name="T1">__name__</text:span></text:span> is set to <text:span text:style-name="Source_20_Text"><text:span text:style-name="T1">__main__</text:span></text:span>.</text:p>
        </text:list-item>
        <text:list-item>
          <text:p text:style-name="P30">When a Python file is imported as a module, the value of <text:span text:style-name="Source_20_Text"><text:span text:style-name="T1">__name__</text:span></text:span> is set to the name of the module.</text:p>
        </text:list-item>
        <text:list-item>
          <text:p text:style-name="P20">By using an <text:span text:style-name="Source_20_Text"><text:span text:style-name="T1">if __name__ == "__main__":</text:span></text:span> conditional, we can execute code only if the file is run as a script, not when it is imported as a module.</text:p>
        </text:list-item>
      </text:list>
      <text:p text:style-name="P10">This technique is useful for organizing code and ensuring that certain functions or operations are executed only in specific contexts.</text:p>
      <text:h text:style-name="P4" text:outline-level="3"><text:soft-page-break/>Example Files</text:h>
      <text:p text:style-name="P10"><text:span text:style-name="Source_20_Text"><text:span text:style-name="T1">helloworld.py</text:span></text:span>:</text:p>
      <text:p text:style-name="P7">python</text:p>
      <text:p text:style-name="P7">Copy code</text:p>
      <text:p text:style-name="P8"><text:span text:style-name="Source_20_Text"><text:span text:style-name="T1">def main():</text:span></text:span></text:p>
      <text:p text:style-name="P8"><text:span text:style-name="Source_20_Text"><text:span text:style-name="T1"><text:s text:c="4"/>print("Hello World")</text:span></text:span></text:p>
      <text:p text:style-name="P8"/>
      <text:p text:style-name="P8"><text:span text:style-name="Source_20_Text"><text:span text:style-name="T1">if __name__ == "__main__":</text:span></text:span></text:p>
      <text:p text:style-name="P6"><text:span text:style-name="Source_20_Text"><text:span text:style-name="T1"><text:s text:c="4"/>main()</text:span></text:span></text:p>
      <text:p text:style-name="P10"><text:span text:style-name="Source_20_Text"><text:span text:style-name="T1">main.py</text:span></text:span>:</text:p>
      <text:p text:style-name="P7">python</text:p>
      <text:p text:style-name="P7">Copy code</text:p>
      <text:p text:style-name="P6"><text:span text:style-name="Source_20_Text"><text:span text:style-name="T1">import helloworld</text:span></text:span></text:p>
      <text:h text:style-name="P4" text:outline-level="3">References</text:h>
      <text:p text:style-name="P10">For further reading on Python functions and the <text:span text:style-name="Source_20_Text"><text:span text:style-name="T1">__name__</text:span></text:span> variable, you can refer to the official Python documentation or other educational resources on Python programming.</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214cm" fo:margin-right="1.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01T09:41:33.967745427</meta:creation-date>
    <dc:date>2024-06-01T09:53:50.948994428</dc:date>
    <meta:editing-duration>PT2M6S</meta:editing-duration>
    <meta:editing-cycles>1</meta:editing-cycles>
    <meta:document-statistic meta:table-count="0" meta:image-count="0" meta:object-count="0" meta:page-count="17" meta:paragraph-count="485" meta:word-count="3173" meta:character-count="19329" meta:non-whitespace-character-count="16428"/>
    <meta:generator>LibreOffice/6.4.7.2$Linux_X86_64 LibreOffice_project/40$Build-2</meta:generator>
  </office:meta>
</office:document-meta>
</file>